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D000001710E06C39BF6B074A1.png" manifest:media-type="image/png"/>
  <manifest:file-entry manifest:full-path="Pictures/100000010000029D00000195A0DB20C34F65EC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2" text:anchor-type="char" svg:width="17cm" svg:height="10.291cm" draw:z-index="1"><draw:image xlink:href="Pictures/100000010000029D00000195A0DB20C34F65ECD5.png" xlink:type="simple" xlink:show="embed" xlink:actuate="onLoad" draw:mime-type="image/png"/></draw:frame></text:p>
      <text:p text:style-name="Standard"/>
      <text:p text:style-name="Standard"><draw:frame draw:style-name="fr1" draw:name="Figura1" text:anchor-type="char" svg:width="17cm" svg:height="9.156cm" draw:z-index="0"><draw:image xlink:href="Pictures/10000001000002AD000001710E06C39BF6B074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13:54:41.248075689</meta:creation-date>
    <dc:date>2021-11-23T13:55:32.989147200</dc:date>
    <meta:editing-duration>PT5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2.2.2$Linux_X86_64 LibreOffice_project/20$Build-2</meta:generator>
  </office:meta>
</office:document-meta>
</file>